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list xml:id="list4948428403227944107" text:style-name="L1">
        <text:list-item>
          <text:p text:style-name="P1">Déroulement d'une partie de Dames (réel)</text:p>
        </text:list-item>
        <text:list-item>
          <text:p text:style-name="P1">Decoupage des rôles</text:p>
        </text:list-item>
        <text:list-item>
          <text:p text:style-name="P1">Déroulement du programme (général) + graphiquement</text:p>
        </text:list-item>
      </text:list>
      <text:p text:style-name="Standard">Plateau</text:p>
      <text:p text:style-name="Standard">Cases jouables</text:p>
      <text:p text:style-name="Standard">placement des pions</text:p>
      <text:p text:style-name="Standard">choix de la case à jouer</text:p>
      <text:p text:style-name="Standard">vérification case (si elle peut bouger)</text:p>
      <text:p text:style-name="Standard">Vérification Manger</text:p>
      <text:p text:style-name="Standard">Manger obligatoire / ou déplacer</text:p>
      <text:p text:style-name="Standard">Fin tour</text:p>
      <text:p text:style-name="Standard">Partie Finir -&gt; rejouer</text:p>
      <text:list xml:id="list41689932" text:continue-numbering="true" text:style-name="L1">
        <text:list-item>
          <text:p text:style-name="P1">Explication de la fonction Manger () + réflexion</text:p>
        </text:list-item>
        <text:list-item>
          <text:p text:style-name="P1">Montrer graphiquement comment elle fonctionne</text:p>
        </text:list-item>
        <text:list-item>
          <text:p text:style-name="P1"/>
        </text:list-item>
        <text:list-item>
          <text:p text:style-name="P1">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2M55S</meta:editing-duration>
    <meta:editing-cycles>6</meta:editing-cycles>
    <meta:generator>OpenOffice/4.1.2$Win32 OpenOffice.org_project/412m3$Build-9782</meta:generator>
    <dc:date>2016-05-23T21:51:16.37</dc:date>
    <meta:document-statistic meta:table-count="0" meta:image-count="0" meta:object-count="0" meta:page-count="1" meta:paragraph-count="15" meta:word-count="66" meta:character-count="394"/>
    <meta:user-defined meta:name="Info 1"/>
    <meta:user-defined meta:name="Info 2"/>
    <meta:user-defined meta:name="Info 3"/>
    <meta:user-defined meta:name="Info 4"/>
  </office:meta>
</office:document-meta>
</file>